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ource Sans Pro" svg:font-family="'Source Sans Pro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4201in" fo:margin-left="0.3938in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0.4965in"/>
    </style:style>
    <style:style style:name="Table1.C" style:family="table-column">
      <style:table-column-properties style:column-width="0.5701in"/>
    </style:style>
    <style:style style:name="Table1.D" style:family="table-column">
      <style:table-column-properties style:column-width="0.575in"/>
    </style:style>
    <style:style style:name="Table1.E" style:family="table-column">
      <style:table-column-properties style:column-width="0.5542in"/>
    </style:style>
    <style:style style:name="Table1.F" style:family="table-column">
      <style:table-column-properties style:column-width="0.5264in"/>
    </style:style>
    <style:style style:name="Table1.G" style:family="table-column">
      <style:table-column-properties style:column-width="0.5833in"/>
    </style:style>
    <style:style style:name="Table1.A1" style:family="table-cell">
      <style:table-cell-properties style:vertical-align="bottom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G1" style:family="table-cell">
      <style:table-cell-properties style:vertical-align="bottom" style:border-line-width="0.0007in 0.0347in 0.0007in" fo:padding="0.0194in" fo:border="0.0361in double #808080"/>
    </style:style>
    <style:style style:name="Table1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G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3.3708in" fo:margin-left="0.3938in" table:align="left"/>
    </style:style>
    <style:style style:name="Table2.A" style:family="table-column">
      <style:table-column-properties style:column-width="0.7938in"/>
    </style:style>
    <style:style style:name="Table2.B" style:family="table-column">
      <style:table-column-properties style:column-width="0.3472in"/>
    </style:style>
    <style:style style:name="Table2.C" style:family="table-column">
      <style:table-column-properties style:column-width="0.3861in"/>
    </style:style>
    <style:style style:name="Table2.D" style:family="table-column">
      <style:table-column-properties style:column-width="0.5382in"/>
    </style:style>
    <style:style style:name="Table2.E" style:family="table-column">
      <style:table-column-properties style:column-width="0.5729in"/>
    </style:style>
    <style:style style:name="Table2.F" style:family="table-column">
      <style:table-column-properties style:column-width="0.7326in"/>
    </style:style>
    <style:style style:name="Table2.A1" style:family="table-cell">
      <style:table-cell-properties style:vertical-align="bottom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F1" style:family="table-cell">
      <style:table-cell-properties style:vertical-align="bottom" style:border-line-width="0.0007in 0.0347in 0.0007in" fo:padding="0.0194in" fo:border="0.0361in double #808080"/>
    </style:style>
    <style:style style:name="Table2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F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3" style:family="paragraph" style:parent-style-name="Text_20_body" style:list-style-name="L2">
      <style:paragraph-properties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4" style:family="paragraph" style:parent-style-name="Text_20_body" style:list-style-name="L5">
      <style:paragraph-properties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5" style:family="paragraph" style:parent-style-name="Text_20_body" style:list-style-name="L6">
      <style:paragraph-properties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6" style:family="paragraph" style:parent-style-name="Text_20_body" style:list-style-name="L7">
      <style:paragraph-properties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7" style:family="paragraph" style:parent-style-name="Text_20_body" style:list-style-name="L8">
      <style:paragraph-properties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8" style:family="paragraph" style:parent-style-name="Text_20_body">
      <style:paragraph-properties fo:orphans="2" fo:widows="2"/>
    </style:style>
    <style:style style:name="P9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10" style:family="paragraph" style:parent-style-name="Text_20_body" style:list-style-name="L2">
      <style:paragraph-properties fo:margin-top="0in" fo:margin-bottom="0in"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11" style:family="paragraph" style:parent-style-name="Text_20_body" style:list-style-name="L5">
      <style:paragraph-properties fo:margin-top="0in" fo:margin-bottom="0in"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12" style:family="paragraph" style:parent-style-name="Text_20_body" style:list-style-name="L6">
      <style:paragraph-properties fo:margin-top="0in" fo:margin-bottom="0in"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13" style:family="paragraph" style:parent-style-name="Text_20_body" style:list-style-name="L7">
      <style:paragraph-properties fo:margin-top="0in" fo:margin-bottom="0in" fo:orphans="2" fo:widows="2"/>
      <style:text-properties fo:font-variant="normal" fo:text-transform="none" fo:color="#000000" style:font-name="Source Sans Pro" fo:font-size="14pt" fo:letter-spacing="normal" fo:font-style="normal" fo:font-weight="normal"/>
    </style:style>
    <style:style style:name="P14" style:family="paragraph" style:parent-style-name="Heading_20_3">
      <style:paragraph-properties fo:orphans="2" fo:widows="2"/>
      <style:text-properties fo:font-weight="bold"/>
    </style:style>
    <style:style style:name="P15" style:family="paragraph" style:parent-style-name="Heading_20_3">
      <style:paragraph-properties fo:orphans="2" fo:widows="2"/>
      <style:text-properties fo:font-variant="normal" fo:text-transform="none" fo:color="#000000" style:font-name="Source Sans Pro" fo:font-size="14pt" fo:letter-spacing="normal" fo:font-style="normal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P16" style:family="paragraph" style:parent-style-name="Heading_20_2">
      <style:text-properties fo:font-variant="normal" fo:text-transform="none" fo:color="#000000" style:font-name="Source Sans Pro" fo:font-size="14pt" fo:letter-spacing="normal" fo:font-style="normal" fo:font-weight="bold"/>
    </style:style>
    <style:style style:name="P17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Source Sans Pro" fo:font-size="14pt" fo:letter-spacing="normal" fo:font-style="normal" fo:font-weight="bold"/>
    </style:style>
    <style:style style:name="P18" style:family="paragraph" style:parent-style-name="Table_20_Heading">
      <style:paragraph-properties fo:margin-left="0in" fo:margin-right="0in" fo:margin-top="0in" fo:margin-bottom="0in" fo:text-indent="0in" style:auto-text-indent="false" fo:padding-left="0in" fo:padding-right="0in" fo:padding-top="0.0193in" fo:padding-bottom="0in" fo:border-left="none" fo:border-right="none" fo:border-top="0.0008in solid #cccccc" fo:border-bottom="none"/>
    </style:style>
    <style:style style:name="P19" style:family="paragraph" style:parent-style-name="Table_20_Contents">
      <style:paragraph-properties fo:margin-top="0in" fo:margin-bottom="0in" fo:padding-left="0in" fo:padding-right="0in" fo:padding-top="0.0193in" fo:padding-bottom="0in" fo:border-left="none" fo:border-right="none" fo:border-top="0.0008in solid #cccccc" fo:border-bottom="none"/>
    </style:style>
    <style:style style:name="P20" style:family="paragraph" style:parent-style-name="Table_20_Contents">
      <style:paragraph-properties fo:margin-left="0in" fo:margin-right="0in" fo:margin-top="0in" fo:margin-bottom="0in" fo:text-indent="0in" style:auto-text-indent="false" fo:padding-left="0in" fo:padding-right="0in" fo:padding-top="0.0193in" fo:padding-bottom="0in" fo:border-left="none" fo:border-right="none" fo:border-top="0.0008in solid #cccccc" fo:border-bottom="none"/>
    </style:style>
    <style:style style:name="P21" style:family="paragraph" style:parent-style-name="Quotations">
      <style:paragraph-properties fo:orphans="2" fo:widows="2"/>
      <style:text-properties fo:font-variant="normal" fo:text-transform="none" fo:color="#000000" style:font-name="Source Sans Pro" fo:font-size="14pt" fo:letter-spacing="normal" fo:font-style="italic" fo:font-weight="normal"/>
    </style:style>
    <style:style style:name="P22" style:family="paragraph" style:parent-style-name="Quotations" style:list-style-name="L3">
      <style:paragraph-properties fo:margin-left="0.3937in" fo:margin-right="0.3937in" fo:margin-top="0in" fo:margin-bottom="0in" fo:orphans="2" fo:widows="2" fo:text-indent="0in" style:auto-text-indent="false"/>
    </style:style>
    <style:style style:name="P23" style:family="paragraph" style:parent-style-name="Quotations" style:list-style-name="L4">
      <style:paragraph-properties fo:margin-left="0.3937in" fo:margin-right="0.3937in" fo:margin-top="0in" fo:margin-bottom="0in" fo:orphans="2" fo:widows="2" fo:text-indent="0in" style:auto-text-indent="false"/>
    </style:style>
    <style:style style:name="P24" style:family="paragraph" style:parent-style-name="Quotations" style:list-style-name="L3">
      <style:paragraph-properties fo:margin-left="0.3937in" fo:margin-right="0.3937in" fo:orphans="2" fo:widows="2" fo:text-indent="0in" style:auto-text-indent="false"/>
    </style:style>
    <style:style style:name="P25" style:family="paragraph" style:parent-style-name="Quotations" style:list-style-name="L4">
      <style:paragraph-properties fo:margin-left="0.3937in" fo:margin-right="0.3937in" fo:orphans="2" fo:widows="2" fo:text-indent="0in" style:auto-text-indent="false"/>
    </style:style>
    <style:style style:name="P26" style:family="paragraph" style:parent-style-name="Heading_20_4">
      <style:paragraph-properties fo:orphans="2" fo:widows="2"/>
      <style:text-properties fo:font-weight="bold"/>
    </style:style>
    <style:style style:name="T1" style:family="text">
      <style:text-properties fo:font-variant="normal" fo:text-transform="none" fo:color="#000000" style:font-name="Source Sans Pro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Source Sans Pro" fo:font-size="14pt" fo:letter-spacing="normal" fo:font-style="italic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Part 1: Discussion Questions</text:h>
      <text:section text:style-name="Sect1" text:name="part-1-discussion-questions">
        <text:p text:style-name="P1">Make a new file and add your answers to the questions below. Push the file to your github repository along with the other solutions.</text:p>
        <text:section text:style-name="Sect1" text:name="id1">
          <text:h text:style-name="P14" text:outline-level="3">Recursion</text:h>
          <text:list xml:id="list2426790598007137991" text:style-name="L1">
            <text:list-item>
              <text:p text:style-name="P9">In your own words, what is recursion? A function that calls itself, in its own body.</text:p>
            </text:list-item>
            <text:list-item>
              <text:p text:style-name="P2">Why is it necessary to have a base case? It'll never terminate otherwise</text:p>
            </text:list-item>
          </text:list>
        </text:section>
        <text:section text:style-name="Sect1" text:name="id2">
          <text:h text:style-name="P15" text:outline-level="3">Graphs</text:h>
          <text:list xml:id="list7629925378503819046" text:style-name="L2">
            <text:list-item>
              <text:p text:style-name="P10">What is a graph? A bunch of nodes with zero or more edges to other nodes</text:p>
            </text:list-item>
            <text:list-item>
              <text:p text:style-name="P10">How is a graph different from a tree? Tree has no loops and has one base</text:p>
            </text:list-item>
            <text:list-item>
              <text:p text:style-name="P3">Give an example of something that would be good to model with a graph. Email between different employees of a company</text:p>
            </text:list-item>
          </text:list>
        </text:section>
        <text:section text:style-name="Sect1" text:name="performance-of-different-data-structures">
          <text:h text:style-name="P15" text:outline-level="3">Performance of Different Data Structures</text:h>
          <text:p text:style-name="P8"><text:span text:style-name="T1">Fill in the missing spots in the chart with the correct runtimes. Do this by reasoning through how the data structures work, </text:span><text:span text:style-name="Strong_20_Emphasis"><text:span text:style-name="T1">NOT</text:span></text:span><text:span text:style-name="T1"> by looking up the solution. </text:span><text:span text:style-name="Strong_20_Emphasis"><text:span text:style-name="T1">Add-R</text:span></text:span><text:span text:style-name="T1"> means add to the right/end/top and </text:span><text:span text:style-name="Strong_20_Emphasis"><text:span text:style-name="T1">Add-L</text:span></text:span><text:span text:style-name="T1"> means add to the left/beginning/bottom. There are X’s in the spots where that operation doesn’t make sense for that data structure (for instance, you can’t index a stack, or pop from the end of a queue). We’ve provided the first few answers for you.</text:span></text:p>
          <text:p text:style-name="P21">Fill in the runtimes for the following actions for the table below: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column table:style-name="Table1.G"/>
            <table:table-header-rows>
              <table:table-row>
                <table:table-cell table:style-name="Table1.A1" office:value-type="string">
                  <text:p text:style-name="P18">Data Structure</text:p>
                </table:table-cell>
                <table:table-cell table:style-name="Table1.A1" office:value-type="string">
                  <text:p text:style-name="P18">Index</text:p>
                </table:table-cell>
                <table:table-cell table:style-name="Table1.A1" office:value-type="string">
                  <text:p text:style-name="P18">Search</text:p>
                </table:table-cell>
                <table:table-cell table:style-name="Table1.A1" office:value-type="string">
                  <text:p text:style-name="P18">Add-R</text:p>
                </table:table-cell>
                <table:table-cell table:style-name="Table1.A1" office:value-type="string">
                  <text:p text:style-name="P18">Add-L</text:p>
                </table:table-cell>
                <table:table-cell table:style-name="Table1.A1" office:value-type="string">
                  <text:p text:style-name="P18">Pop-L</text:p>
                </table:table-cell>
                <table:table-cell table:style-name="Table1.G1" office:value-type="string">
                  <text:p text:style-name="P18">Pop-R</text:p>
                </table:table-cell>
              </table:table-row>
            </table:table-header-rows>
            <table:table-row>
              <table:table-cell table:style-name="Table1.A2" office:value-type="string">
                <text:p text:style-name="P20">Python List (Array)</text:p>
              </table:table-cell>
              <table:table-cell table:style-name="Table1.A2" office:value-type="string">
                <text:p text:style-name="P20">O(1)</text:p>
              </table:table-cell>
              <table:table-cell table:style-name="Table1.A2" office:value-type="string">
                <text:p text:style-name="P20">O(n)</text:p>
              </table:table-cell>
              <table:table-cell table:style-name="Table1.A2" office:value-type="string">
                <text:p text:style-name="P20">O(1)</text:p>
              </table:table-cell>
              <table:table-cell table:style-name="Table1.A2" office:value-type="string">
                <text:p text:style-name="P20"> O(n)</text:p>
              </table:table-cell>
              <table:table-cell table:style-name="Table1.A2" office:value-type="string">
                <text:p text:style-name="P20"> O(n)</text:p>
              </table:table-cell>
              <table:table-cell table:style-name="Table1.G2" office:value-type="string">
                <text:p text:style-name="P20"> O(1)</text:p>
              </table:table-cell>
            </table:table-row>
            <table:table-row>
              <table:table-cell table:style-name="Table1.A2" office:value-type="string">
                <text:p text:style-name="P20">Linked List</text:p>
              </table:table-cell>
              <table:table-cell table:style-name="Table1.A2" office:value-type="string">
                <text:p text:style-name="P20"> O(n)</text:p>
              </table:table-cell>
              <table:table-cell table:style-name="Table1.A2" office:value-type="string">
                <text:p text:style-name="P20"> O(n)</text:p>
              </table:table-cell>
              <table:table-cell table:style-name="Table1.A2" office:value-type="string">
                <text:p text:style-name="P20"> O(n)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G2" office:value-type="string">
                <text:p text:style-name="P20"> O(n)</text:p>
              </table:table-cell>
            </table:table-row>
            <table:table-row>
              <table:table-cell table:style-name="Table1.A2" office:value-type="string">
                <text:p text:style-name="P20">Doubly-Linked List</text:p>
              </table:table-cell>
              <table:table-cell table:style-name="Table1.A2" office:value-type="string">
                <text:p text:style-name="P20"> O(n)</text:p>
              </table:table-cell>
              <table:table-cell table:style-name="Table1.A2" office:value-type="string">
                <text:p text:style-name="P20"> O(n)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G2" office:value-type="string">
                <text:p text:style-name="P20"> O(1)</text:p>
              </table:table-cell>
            </table:table-row>
            <table:table-row>
              <table:table-cell table:style-name="Table1.A2" office:value-type="string">
                <text:p text:style-name="P20">Queue (as Array)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 O(n)</text:p>
              </table:table-cell>
              <table:table-cell table:style-name="Table1.G2" office:value-type="string">
                <text:p text:style-name="P20">X</text:p>
              </table:table-cell>
            </table:table-row>
            <table:table-row>
              <table:table-cell table:style-name="Table1.A2" office:value-type="string">
                <text:p text:style-name="P20">Queue (as LL or DLL)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G2" office:value-type="string">
                <text:p text:style-name="P20">X</text:p>
              </table:table-cell>
            </table:table-row>
            <table:table-row>
              <table:table-cell table:style-name="Table1.A2" office:value-type="string">
                <text:p text:style-name="P20">Stack (as Array, LL, or DLL)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G2" office:value-type="string">
                <text:p text:style-name="P20"> O(1)</text:p>
              </table:table-cell>
            </table:table-row>
            <text:soft-page-break/>
            <table:table-row>
              <table:table-cell table:style-name="Table1.A2" office:value-type="string">
                <text:p text:style-name="P20">Deque (as DLL)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X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A2" office:value-type="string">
                <text:p text:style-name="P20"> O(1)</text:p>
              </table:table-cell>
              <table:table-cell table:style-name="Table1.G2" office:value-type="string">
                <text:p text:style-name="P19"> O(1)</text:p>
              </table:table-cell>
            </table:table-row>
          </table:table>
          <text:list xml:id="list5936160164167816657" text:style-name="L3">
            <text:list-item>
              <text:p text:style-name="P22"><text:span text:style-name="Strong_20_Emphasis"><text:span text:style-name="T2">Index:</text:span></text:span><text:span text:style-name="T2"> Find an item in the structure when you know its position</text:span></text:p>
            </text:list-item>
            <text:list-item>
              <text:p text:style-name="P22"><text:span text:style-name="Strong_20_Emphasis"><text:span text:style-name="T2">Search:</text:span></text:span><text:span text:style-name="T2"> Find an item in the structure when you know its data</text:span></text:p>
            </text:list-item>
            <text:list-item>
              <text:p text:style-name="P22"><text:span text:style-name="Strong_20_Emphasis"><text:span text:style-name="T2">Add(R/L):</text:span></text:span><text:span text:style-name="T2"> Set a key in set/dictionary or add node to tree</text:span></text:p>
            </text:list-item>
            <text:list-item>
              <text:p text:style-name="P24"><text:span text:style-name="Strong_20_Emphasis"><text:span text:style-name="T2">Pop(R/L):</text:span></text:span><text:span text:style-name="T2"> Remove a key or node</text:span></text:p>
            </text:list-item>
          </text:list>
          <text:p text:style-name="P1">Fill in Runtime and Memory:</text:p>
          <text:p text:style-name="P21">The answers for dictionary have been provided; you should fill in the rest: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header-rows>
              <table:table-row>
                <table:table-cell table:style-name="Table2.A1" office:value-type="string">
                  <text:p text:style-name="P18">Data Structure</text:p>
                </table:table-cell>
                <table:table-cell table:style-name="Table2.A1" office:value-type="string">
                  <text:p text:style-name="P18">Get</text:p>
                </table:table-cell>
                <table:table-cell table:style-name="Table2.A1" office:value-type="string">
                  <text:p text:style-name="P18">Add</text:p>
                </table:table-cell>
                <table:table-cell table:style-name="Table2.A1" office:value-type="string">
                  <text:p text:style-name="P18">Delete</text:p>
                </table:table-cell>
                <table:table-cell table:style-name="Table2.A1" office:value-type="string">
                  <text:p text:style-name="P18">Iterate</text:p>
                </table:table-cell>
                <table:table-cell table:style-name="Table2.F1" office:value-type="string">
                  <text:p text:style-name="P18">Memory</text:p>
                </table:table-cell>
              </table:table-row>
            </table:table-header-rows>
            <table:table-row>
              <table:table-cell table:style-name="Table2.A2" office:value-type="string">
                <text:p text:style-name="P20">Dictionary (Hash Map)</text:p>
              </table:table-cell>
              <table:table-cell table:style-name="Table2.A2" office:value-type="string">
                <text:p text:style-name="P20">O(1)</text:p>
              </table:table-cell>
              <table:table-cell table:style-name="Table2.A2" office:value-type="string">
                <text:p text:style-name="P20">O(1)</text:p>
              </table:table-cell>
              <table:table-cell table:style-name="Table2.A2" office:value-type="string">
                <text:p text:style-name="P20">O(1)</text:p>
              </table:table-cell>
              <table:table-cell table:style-name="Table2.A2" office:value-type="string">
                <text:p text:style-name="P20">O(n)</text:p>
              </table:table-cell>
              <table:table-cell table:style-name="Table2.F2" office:value-type="string">
                <text:p text:style-name="P20">medium</text:p>
              </table:table-cell>
            </table:table-row>
            <table:table-row>
              <table:table-cell table:style-name="Table2.A2" office:value-type="string">
                <text:p text:style-name="P20">Set (Hash Map)</text:p>
              </table:table-cell>
              <table:table-cell table:style-name="Table2.A2" office:value-type="string">
                <text:p text:style-name="P20"> O(1)</text:p>
              </table:table-cell>
              <table:table-cell table:style-name="Table2.A2" office:value-type="string">
                <text:p text:style-name="P20"> O(1)</text:p>
              </table:table-cell>
              <table:table-cell table:style-name="Table2.A2" office:value-type="string">
                <text:p text:style-name="P20"> O(1)</text:p>
              </table:table-cell>
              <table:table-cell table:style-name="Table2.A2" office:value-type="string">
                <text:p text:style-name="P20"> O(n)</text:p>
              </table:table-cell>
              <table:table-cell table:style-name="Table2.F2" office:value-type="string">
                <text:p text:style-name="P20"> medium</text:p>
              </table:table-cell>
            </table:table-row>
            <table:table-row>
              <table:table-cell table:style-name="Table2.A2" office:value-type="string">
                <text:p text:style-name="P20">Binary Search Tree</text:p>
              </table:table-cell>
              <table:table-cell table:style-name="Table2.A2" office:value-type="string">
                <text:p text:style-name="P20"> O(log n)</text:p>
              </table:table-cell>
              <table:table-cell table:style-name="Table2.A2" office:value-type="string">
                <text:p text:style-name="P20"> O(n)</text:p>
              </table:table-cell>
              <table:table-cell table:style-name="Table2.A2" office:value-type="string">
                <text:p text:style-name="P20"> O(n)</text:p>
              </table:table-cell>
              <table:table-cell table:style-name="Table2.A2" office:value-type="string">
                <text:p text:style-name="P20"> O(n)</text:p>
              </table:table-cell>
              <table:table-cell table:style-name="Table2.F2" office:value-type="string">
                <text:p text:style-name="P20"> heavy</text:p>
              </table:table-cell>
            </table:table-row>
            <table:table-row>
              <table:table-cell table:style-name="Table2.A2" office:value-type="string">
                <text:p text:style-name="P20">Tree</text:p>
              </table:table-cell>
              <table:table-cell table:style-name="Table2.A2" office:value-type="string">
                <text:p text:style-name="P20"> O(n)</text:p>
              </table:table-cell>
              <table:table-cell table:style-name="Table2.A2" office:value-type="string">
                <text:p text:style-name="P20"> O(n)</text:p>
              </table:table-cell>
              <table:table-cell table:style-name="Table2.A2" office:value-type="string">
                <text:p text:style-name="P20"> O(n)</text:p>
              </table:table-cell>
              <table:table-cell table:style-name="Table2.A2" office:value-type="string">
                <text:p text:style-name="P20"> O(n)</text:p>
              </table:table-cell>
              <table:table-cell table:style-name="Table2.F2" office:value-type="string">
                <text:p text:style-name="P19"> heavy</text:p>
              </table:table-cell>
            </table:table-row>
          </table:table>
          <text:list xml:id="list574900706161589362" text:style-name="L4">
            <text:list-item>
              <text:p text:style-name="P23"><text:span text:style-name="Strong_20_Emphasis"><text:span text:style-name="T2">Get:</text:span></text:span><text:span text:style-name="T2"> Find an item in the structure</text:span></text:p>
            </text:list-item>
            <text:list-item>
              <text:p text:style-name="P23"><text:span text:style-name="Strong_20_Emphasis"><text:span text:style-name="T2">Add:</text:span></text:span><text:span text:style-name="T2"> Set a key in set/dictionary or add node to tree</text:span></text:p>
            </text:list-item>
            <text:list-item>
              <text:p text:style-name="P23"><text:span text:style-name="Strong_20_Emphasis"><text:span text:style-name="T2">Delete:</text:span></text:span><text:span text:style-name="T2"> Remove a key or node</text:span></text:p>
            </text:list-item>
            <text:list-item>
              <text:p text:style-name="P23"><text:span text:style-name="Strong_20_Emphasis"><text:span text:style-name="T2">Iterate:</text:span></text:span><text:span text:style-name="T2"> Find next item in data structure</text:span></text:p>
            </text:list-item>
            <text:list-item>
              <text:p text:style-name="P25"><text:span text:style-name="Strong_20_Emphasis"><text:span text:style-name="T2">Memory:</text:span></text:span><text:span text:style-name="T2"> Relative to data, how much memory is used? (Choices: a little, medium, or a lot)</text:span></text:p>
            </text:list-item>
          </text:list>
        </text:section>
        <text:section text:style-name="Sect1" text:name="id3">
          <text:h text:style-name="P15" text:outline-level="3">Sorting</text:h>
          <text:list xml:id="list1073716345385773641" text:style-name="L5">
            <text:list-item>
              <text:p text:style-name="P11">Describe in words how the Bubble Sort algorithm works. Makes the highest element bubble to the top by swapping consecutive elements if not in order. Do this n times</text:p>
            </text:list-item>
            <text:list-item>
              <text:p text:style-name="P11">Describe in words how the Merge Sort algorithm works. Make all elements into a list of one. <text:s/>The merge succesively larger ones keeping them sorted</text:p>
            </text:list-item>
            <text:list-item>
              <text:p text:style-name="P4"><text:soft-page-break/>Describe in words how the Quick Sort algorithm works. With a pivot. Moves the lesser ones to the left, higher onces to the right. Keep dividing recursively</text:p>
            </text:list-item>
          </text:list>
        </text:section>
      </text:section>
      <text:section text:style-name="Sect1" text:name="part-2-skills-assessment">
        <text:h text:style-name="P17" text:outline-level="2">Part 2: Skills Assessment</text:h>
        <text:section text:style-name="Sect1" text:name="id4">
          <text:h text:style-name="P14" text:outline-level="3">Recursion</text:h>
          <text:p text:style-name="P8"><text:span text:style-name="T1">Finish the functions in the </text:span><text:span text:style-name="Strong_20_Emphasis"><text:span text:style-name="T1">recursion.py</text:span></text:span><text:span text:style-name="T1">.</text:span></text:p>
          <text:list xml:id="list4831344398184203105" text:style-name="L6">
            <text:list-item>
              <text:p text:style-name="P12">Print a list recursively.</text:p>
            </text:list-item>
            <text:list-item>
              <text:p text:style-name="P12">Print tree data recursively.</text:p>
            </text:list-item>
            <text:list-item>
              <text:p text:style-name="P12">Find the length of a list recursively.</text:p>
            </text:list-item>
            <text:list-item>
              <text:p text:style-name="P5">Find the number of nodes in a tree recursively.</text:p>
            </text:list-item>
          </text:list>
        </text:section>
        <text:section text:style-name="Sect1" text:name="id5">
          <text:h text:style-name="P15" text:outline-level="3">Sorting</text:h>
          <text:p text:style-name="P8"><text:span text:style-name="T1">Finish the functions in the </text:span><text:span text:style-name="Strong_20_Emphasis"><text:span text:style-name="T1">sorting.py</text:span></text:span><text:span text:style-name="T1">.</text:span></text:p>
          <text:list xml:id="list3217651755294187543" text:style-name="L7">
            <text:list-item>
              <text:p text:style-name="P13">Write a bubble sort algorithm.</text:p>
            </text:list-item>
            <text:list-item>
              <text:p text:style-name="P6">Write a function that merges two already sorted lists.</text:p>
            </text:list-item>
          </text:list>
          <text:section text:style-name="Sect1" text:name="advanced">
            <text:h text:style-name="P26" text:outline-level="4">Advanced</text:h>
            <text:list xml:id="list7244518787562798002" text:style-name="L8">
              <text:list-item>
                <text:p text:style-name="P7">Implement merge sort.</text:p>
              </text:list-item>
            </text:list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ource Sans Pro" svg:font-family="'Source Sans Pro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06:09.56</meta:creation-date>
    <meta:editing-duration>PT21M50S</meta:editing-duration>
    <meta:editing-cycles>3</meta:editing-cycles>
    <meta:generator>OpenOffice/4.0.1$Win32 OpenOffice.org_project/401m5$Build-9714</meta:generator>
    <meta:initial-creator>Kuxhlani Jayasinya</meta:initial-creator>
    <dc:date>2017-03-09T23:27:20.65</dc:date>
    <dc:creator>Kuxhlani Jayasinya</dc:creator>
    <meta:document-statistic meta:table-count="2" meta:image-count="0" meta:object-count="0" meta:page-count="3" meta:paragraph-count="126" meta:word-count="593" meta:character-count="3113"/>
  </office:meta>
</office:document-meta>
</file>